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0e67" officeooo:paragraph-rsid="000c0e6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1pt" fo:font-weight="normal" officeooo:rsid="000c0e67" officeooo:paragraph-rsid="000e1297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11d66f" officeooo:paragraph-rsid="0011d66f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13b1b3" officeooo:paragraph-rsid="0013b1b3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paragraph-rsid="0013b1b3"/>
    </style:style>
    <style:style style:name="P6" style:family="paragraph" style:parent-style-name="Standard">
      <style:text-properties fo:font-size="11pt" fo:font-weight="normal" officeooo:rsid="001474ce" officeooo:paragraph-rsid="001474ce"/>
    </style:style>
    <style:style style:name="P7" style:family="paragraph" style:parent-style-name="Standard">
      <style:text-properties fo:font-size="11pt" fo:font-weight="normal" officeooo:rsid="0015f9da" officeooo:paragraph-rsid="0015f9da"/>
    </style:style>
    <style:style style:name="P8" style:family="paragraph" style:parent-style-name="Standard">
      <style:text-properties fo:font-size="12pt" fo:font-weight="normal" officeooo:rsid="0011d66f" officeooo:paragraph-rsid="0011d66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1b3" officeooo:paragraph-rsid="0013b1b3" style:font-size-asian="12pt" style:font-weight-asian="normal" style:font-size-complex="12pt" style:font-weight-complex="normal"/>
    </style:style>
    <style:style style:name="T1" style:family="text">
      <style:text-properties officeooo:rsid="000e1297"/>
    </style:style>
    <style:style style:name="T2" style:family="text">
      <style:text-properties officeooo:rsid="00132899"/>
    </style:style>
    <style:style style:name="T3" style:family="text">
      <style:text-properties officeooo:rsid="0013b1b3"/>
    </style:style>
    <style:style style:name="T4" style:family="text">
      <style:text-properties fo:font-variant="normal" fo:text-transform="none" fo:color="#000000" style:font-name="Arial" fo:font-size="12pt" fo:letter-spacing="normal" fo:font-style="normal"/>
    </style:style>
    <style:style style:name="T5" style:family="text">
      <style:text-properties fo:font-variant="normal" fo:text-transform="none" fo:color="#000000" style:font-name="Arial" fo:font-size="12pt" fo:letter-spacing="normal" fo:font-style="normal" officeooo:rsid="0013b1b3" style:font-size-asian="11pt" style:font-weight-asian="normal" style:font-size-complex="11pt" style:font-weight-complex="normal"/>
    </style:style>
    <style:style style:name="T6" style:family="text">
      <style:text-properties style:font-size-asian="11pt" style:font-weight-asian="normal" style:font-size-complex="11pt" style:font-weight-complex="normal"/>
    </style:style>
    <style:style style:name="T7" style:family="text">
      <style:text-properties officeooo:rsid="0013b1b3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application</text:p>
      <text:p text:style-name="P1"/>
      <text:p text:style-name="P8">Index.php</text:p>
      <text:p text:style-name="P2">I created the Citrus site. I made a very simple header that has a logo in the middle that I always take to the homepage and to the right of the header I have login / logout. </text:p>
      <text:p text:style-name="P2">Below the headers is a product list (3x3) <text:span text:style-name="T1">with pagination</text:span>.</text:p>
      <text:p text:style-name="P2">Below the product list are comments, 3 comments are shown first, if I want to see all I have a More comments button, when I click on it all the comments are displayed.</text:p>
      <text:p text:style-name="P2">Below the comments is a comment entry form that anyone who enters the site can fill out. The form has validation, ie. <text:span text:style-name="T1">all fields are required</text:span>.The email field has a special filter_var check.</text:p>
      <text:p text:style-name="P2"/>
      <text:p text:style-name="P8">Login.php</text:p>
      <text:p text:style-name="P3">Clicking on the login in the header opens the login form.The two fields you enter are name and password. </text:p>
      <text:p text:style-name="P3">If the input <text:span text:style-name="T2">wrong </text:span>parameters are entered it is redirected to the login.php form, if the correct data is entered it is redirected to admin-home.php. </text:p>
      <text:p text:style-name="P3">I only created one admin user.<text:span text:style-name="T2">(name=Makso, password=testtest).</text:span></text:p>
      <text:p text:style-name="P8"/>
      <text:p text:style-name="P9">Admin-home.php</text:p>
      <text:p text:style-name="P3">When logged in as an admin, the login changes to logout <text:span text:style-name="T3">in header </text:span>and I add another href ADMIN-HOME which always leads to admin-home.php.</text:p>
      <text:p text:style-name="P4">I created a show all product button, which opens a table of all products (name, description, image, action).</text:p>
      <text:p text:style-name="P4">When opened, a hidden all products button appears, with which we can hide the product table.</text:p>
      <text:p text:style-name="P4">The table of all products is followed by action. Two delete and edit buttons. With delete Admin can delete the product, with edit admin can change the product data.</text:p>
      <text:p text:style-name="P5"><text:span text:style-name="T7">Below that section is a comment section. When someone has left a comment, it first appears with the admin for review. After checking, the admin chooses whether to accept or delete the comment. If there are no comments to check we have a message “No comments for accept”.</text:span></text:p>
      <text:p text:style-name="P5"><text:span text:style-name="T7">If confirmed by admin, they will appear on the index.php page.</text:span></text:p>
      <text:p text:style-name="P5"><text:span text:style-name="T7">Below checking the comments, there is a form for entering new products.</text:span></text:p>
      <text:p text:style-name="P5"><text:span text:style-name="T7"/></text:p>
      <text:p text:style-name="P6"><text:span text:style-name="T7">L</text:span><text:span text:style-name="T6">ogout.php</text:span></text:p>
      <text:p text:style-name="P6"><text:span text:style-name="T6">When we click on logout they will log out of my admin profile and show us the login form.</text:span></text:p>
      <text:p text:style-name="P6"><text:span text:style-name="T6"/></text:p>
      <text:p text:style-name="P7"><text:span text:style-name="T6">Admin-home.php and admin-edit.php are only visible when I'm logged in.</text:span></text:p>
      <text:p text:style-name="P8"/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8:08:20.632157673</meta:creation-date>
    <dc:date>2020-03-26T18:45:35.720085533</dc:date>
    <meta:editing-duration>PT26M4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357" meta:character-count="2025" meta:non-whitespace-character-count="1686"/>
  </office:meta>
</office:document-meta>
</file>